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10f1" officeooo:paragraph-rsid="000910f1"/>
    </style:style>
    <style:style style:name="P2" style:family="paragraph" style:parent-style-name="Standard">
      <style:text-properties officeooo:rsid="000910f1" officeooo:paragraph-rsid="000910f1"/>
    </style:style>
    <style:style style:name="T1" style:family="text">
      <style:text-properties officeooo:rsid="000ad6ac"/>
    </style:style>
    <style:style style:name="T2" style:family="text">
      <style:text-properties officeooo:rsid="000cb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8 – Loop the loop</text:p>
      <text:p text:style-name="P1"/>
      <text:p text:style-name="P1">- Tem o comando for looper in [1,2,3,4,5]:, print looper, como resultado aparece “1,2,3,4,5”. Por que o programa apenas apareceu os números em vez de a palavra looper? Porque nos primeiros capítulos ao digitarmos o comando “print” aparecia o texto que foi digitado</text:p>
      <text:p text:style-name="P1"/>
      <text:p text:style-name="P1">- Tem o exemplo: import time, for i in range (10, 0, -1):, print i, time. Sleep (1), print “Blast off!”. O que os números (10, 0, -1) tem a ver com o time.sleep(1)?</text:p>
      <text:p text:style-name="P1"/>
      <text:p text:style-name="P1">- <text:span text:style-name="T1">Digitei o comando “hello how are you today”, o último resultado parou no “how” e conectou com a frase seguinte “Test your knowledge”. Mesmo eu fazendo na linha seguinte os comandos se conectam. O que eu fiz de errado? Então eu não coloquei a frase “Test your knowledge” e já passei para o exercício do “Hi, Warren”</text:span></text:p>
      <text:p text:style-name="P1"/>
      <text:p text:style-name="P1">- <text:span text:style-name="T2">No item “Try it out”, tem o exercício pedindo que o programa pede para escolher um número da tabuada para o programa executar o cálculo, mas, não consegui fazer o exercício. Pensei que deveria usar o “for looper in range (1, 9)” mas na linha seguinte diz “print <text:s/>looper, “times 8 =”, looper * 8”, irá apenas mostrar a tabuada do 8. Mas, no exercício não pede que eu especifique um número, apenas faça o cálculo dependendo do que a pessoa escolher assim fazer o cálculo. Será que devo fazer uma junção dos capítulos anteriores? Mesmo que seja isso, eu não saberia conectar com uma coisa ou out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3:07:59.485385979</meta:creation-date>
    <dc:date>2017-11-13T16:49:24.363125944</dc:date>
    <meta:editing-duration>PT4M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49" meta:character-count="1366" meta:non-whitespace-character-count="1120"/>
  </office:meta>
</office:document-meta>
</file>